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50%"/>
      <style:text-properties officeooo:rsid="001ac121" officeooo:paragraph-rsid="0025e63c" style:font-name-asian="Times New Roman" style:font-name-complex="Times New Roman"/>
    </style:style>
    <style:style style:name="P2" style:family="paragraph" style:parent-style-name="Standard">
      <style:paragraph-properties fo:line-height="150%"/>
      <style:text-properties officeooo:rsid="00245a9f" officeooo:paragraph-rsid="000c618d" style:font-name-asian="Times New Roman" style:font-name-complex="Times New Roman"/>
    </style:style>
    <style:style style:name="P3" style:family="paragraph" style:parent-style-name="Standard">
      <style:paragraph-properties fo:line-height="150%"/>
      <style:text-properties officeooo:rsid="001616c4" officeooo:paragraph-rsid="00245a9f" style:font-name-asian="Times New Roman" style:font-name-complex="Times New Roman"/>
    </style:style>
    <style:style style:name="P4" style:family="paragraph" style:parent-style-name="Standard">
      <style:paragraph-properties fo:line-height="150%"/>
      <style:text-properties officeooo:rsid="001e9f16" officeooo:paragraph-rsid="0025b3ee" style:font-name-asian="Times New Roman" style:font-name-complex="Times New Roman"/>
    </style:style>
    <style:style style:name="P5" style:family="paragraph" style:parent-style-name="Standard">
      <style:paragraph-properties fo:line-height="150%"/>
      <style:text-properties officeooo:rsid="0026111e" officeooo:paragraph-rsid="0025e63c" style:font-name-asian="Times New Roman" style:font-name-complex="Times New Roman"/>
    </style:style>
    <style:style style:name="P6" style:family="paragraph" style:parent-style-name="Standard">
      <style:paragraph-properties fo:line-height="150%"/>
      <style:text-properties officeooo:rsid="000ccd4a" officeooo:paragraph-rsid="00174626"/>
    </style:style>
    <style:style style:name="P7" style:family="paragraph" style:parent-style-name="Standard">
      <style:paragraph-properties fo:line-height="150%"/>
      <style:text-properties officeooo:rsid="001ac121" officeooo:paragraph-rsid="001ac121"/>
    </style:style>
    <style:style style:name="P8" style:family="paragraph" style:parent-style-name="Standard">
      <style:paragraph-properties fo:line-height="150%"/>
      <style:text-properties officeooo:paragraph-rsid="00174626"/>
    </style:style>
    <style:style style:name="P9" style:family="paragraph" style:parent-style-name="Standard">
      <style:paragraph-properties fo:line-height="150%"/>
      <style:text-properties officeooo:rsid="00115c73" officeooo:paragraph-rsid="001ac121"/>
    </style:style>
    <style:style style:name="P10" style:family="paragraph" style:parent-style-name="Standard">
      <style:paragraph-properties fo:line-height="150%"/>
      <style:text-properties officeooo:rsid="0004a65c" officeooo:paragraph-rsid="0004a65c"/>
    </style:style>
    <style:style style:name="P11" style:family="paragraph" style:parent-style-name="Standard">
      <style:paragraph-properties fo:line-height="150%"/>
      <style:text-properties officeooo:rsid="001f3f38" officeooo:paragraph-rsid="00300fef"/>
    </style:style>
    <style:style style:name="T1" style:family="text">
      <style:text-properties style:font-name="Liberation Serif1" officeooo:rsid="00132636" style:font-name-asian="Liberation Serif1" style:font-name-complex="Liberation Serif1"/>
    </style:style>
    <style:style style:name="T2" style:family="text">
      <style:text-properties style:font-name="Liberation Serif1" officeooo:rsid="00174626" style:font-name-asian="Liberation Serif1" style:font-name-complex="Liberation Serif1"/>
    </style:style>
    <style:style style:name="T3" style:family="text">
      <style:text-properties style:font-name="Liberation Serif1" officeooo:rsid="0022a602" style:font-name-asian="Liberation Serif1" style:font-name-complex="Liberation Serif1"/>
    </style:style>
    <style:style style:name="T4" style:family="text">
      <style:text-properties officeooo:rsid="001c3a77"/>
    </style:style>
    <style:style style:name="T5" style:family="text">
      <style:text-properties officeooo:rsid="001573c3" style:font-name-asian="Times New Roman" style:font-name-complex="Times New Roman"/>
    </style:style>
    <style:style style:name="T6" style:family="text">
      <style:text-properties officeooo:rsid="001f3f38" style:font-name-asian="Times New Roman" style:font-name-complex="Times New Roman"/>
    </style:style>
    <style:style style:name="T7" style:family="text">
      <style:text-properties officeooo:rsid="002cddf9" style:font-name-asian="Times New Roman" style:font-name-complex="Times New Roman"/>
    </style:style>
    <style:style style:name="T8" style:family="text">
      <style:text-properties officeooo:rsid="0031aeee" style:font-name-asian="Times New Roman" style:font-name-complex="Times New Roman"/>
    </style:style>
    <style:style style:name="T9" style:family="text">
      <style:text-properties officeooo:rsid="001f3f38"/>
    </style:style>
    <style:style style:name="T10" style:family="text">
      <style:text-properties officeooo:rsid="00174626"/>
    </style:style>
    <style:style style:name="T11" style:family="text">
      <style:text-properties officeooo:rsid="000ccd4a"/>
    </style:style>
    <style:style style:name="T12" style:family="text">
      <style:text-properties officeooo:rsid="0022a602"/>
    </style:style>
    <style:style style:name="T13" style:family="text">
      <style:text-properties officeooo:rsid="0025b3ee"/>
    </style:style>
    <style:style style:name="T14" style:family="text">
      <style:text-properties officeooo:rsid="002f2b53"/>
    </style:style>
    <style:style style:name="T15" style:family="text">
      <style:text-properties officeooo:rsid="00300fe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I<text:span text:style-name="T15">ntroduction</text:span></text:p>
      <text:p text:style-name="P10"/>
      <text:p text:style-name="P6">This book is aimed at students studying A level or IB mathematics in their last year or two at school, <text:span text:style-name="T10">teachers looking for ideas to stretch their bright students and anyone who enjoys mathematics and is looking for something interesting to read.</text:span></text:p>
      <text:p text:style-name="P6"/>
      <text:p text:style-name="P7"><text:span text:style-name="T13">This</text:span> is not a text book. It will not help you pass exams. The topics covered are not usually taught at school. But it will show you some of the breadth of mathematics from the first chapter where we see <text:span text:style-name="T9">the difficulties in designing </text:span>voting system<text:span text:style-name="T12">s</text:span> to the last chapter where we see that some infinite numbers are bigger than others.</text:p>
      <text:p text:style-name="P9"/>
      <text:p text:style-name="P8"><text:span text:style-name="T11">Each chapter is short. It is just a starting point. If you find a chapter interesting then an internet search will give you lots more</text:span><text:span text:style-name="T1"> </text:span><text:span text:style-name="T3">information </text:span><text:span text:style-name="T2">about</text:span><text:span text:style-name="T11"> that topic. </text:span><text:span text:style-name="T7">S</text:span><text:span text:style-name="T8">ee</text:span><text:span text:style-name="T7"> Appendix 3.</text:span></text:p>
      <text:p text:style-name="P2"/>
      <text:p text:style-name="P3">You will need to think hard when reading this book. There are exercises (with solutions) for you to do. You will need a pencil, some paper and a waste-paper-basket.</text:p>
      <text:p text:style-name="P4"/>
      <text:p text:style-name="P1">The chapters cover different topics <text:span text:style-name="T14">and</text:span> you don’t need to read them in order. <text:span text:style-name="T4">Roughly speaking, the easier chapters are nearer the front of the book. If there is something you don’t understand then just skip over it.</text:spa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6T15:25:00</meta:creation-date>
    <dc:date>2022-02-22T15:04:30.630000000</dc:date>
    <meta:editing-duration>PT2H20M23S</meta:editing-duration>
    <meta:editing-cycles>36</meta:editing-cycles>
    <meta:generator>LibreOffice/6.3.5.2$Windows_X86_64 LibreOffice_project/dd0751754f11728f69b42ee2af66670068624673</meta:generator>
    <meta:print-date>2021-04-10T13:17:07.071000000</meta:print-date>
    <dc:title>TMUA notes on Logic and Proof (enhanced test specification) 2021</dc:title>
    <meta:initial-creator>Cambridge Assessment Admissions Testing</meta:initial-creator>
    <dc:subject>TMUA notes on Logic and Proof (enhanced test specification) 2021</dc:subject>
    <meta:document-statistic meta:table-count="0" meta:image-count="0" meta:object-count="0" meta:page-count="1" meta:paragraph-count="6" meta:word-count="203" meta:character-count="1148" meta:non-whitespace-character-count="951"/>
  </office:meta>
</office:document-meta>
</file>